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98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ppAndHeaderData-2022-10-27" table:style-name="ta1">
        <table:shapes>
          <draw:frame draw:z-index="0" draw:style-name="gr1" draw:text-style-name="P1" svg:width="34.1929in" svg:height="6.0685in" svg:x="12.0539in" svg:y="1.6354in">
            <draw:object draw:notify-on-update-of-ranges="'cppAndHeaderData-2022-10-27'.A1:'cppAndHeaderData-2022-10-27'.A1 'cppAndHeaderData-2022-10-27'.A2:'cppAndHeaderData-2022-10-27'.A129 'cppAndHeaderData-2022-10-27'.B1:'cppAndHeaderData-2022-10-27'.B1 'cppAndHeaderData-2022-10-27'.B2:'cppAndHeaderData-2022-10-27'.B1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lePath</text:p>
          </table:table-cell>
          <table:table-cell office:value-type="string" calcext:value-type="string">
            <text:p>totalLines</text:p>
          </table:table-cell>
          <table:table-cell office:value-type="string" calcext:value-type="string">
            <text:p>wordCount</text:p>
          </table:table-cell>
          <table:table-cell office:value-type="string" calcext:value-type="string">
            <text:p>totalByteCount</text:p>
          </table:table-cell>
          <table:table-cell office:value-type="string" calcext:value-type="string">
            <text:p>maxLineWidth</text:p>
          </table:table-cell>
        </table:table-row>
        <table:table-row table:style-name="ro1">
          <table:table-cell office:value-type="string" calcext:value-type="string">
            <text:p>/home/home/Desktop/programming/c++/dataStructures/graph/kruskalAlgorithm/main.cpp</text:p>
          </table:table-cell>
          <table:table-cell office:value-type="float" office:value="484" calcext:value-type="float">
            <text:p>484</text:p>
          </table:table-cell>
          <table:table-cell office:value-type="float" office:value="739" calcext:value-type="float">
            <text:p>739</text:p>
          </table:table-cell>
          <table:table-cell office:value-type="float" office:value="8839" calcext:value-type="float">
            <text:p>883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/home/home/Desktop/programming/c++/dataStructures/tree/DFS/main.cpp</text:p>
          </table:table-cell>
          <table:table-cell office:value-type="float" office:value="435" calcext:value-type="float">
            <text:p>435</text:p>
          </table:table-cell>
          <table:table-cell office:value-type="float" office:value="575" calcext:value-type="float">
            <text:p>575</text:p>
          </table:table-cell>
          <table:table-cell office:value-type="float" office:value="7143" calcext:value-type="float">
            <text:p>71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home/home/Desktop/programming/c++/dataStructures/graph/dijkstra/dijkstra.cpp</text:p>
          </table:table-cell>
          <table:table-cell office:value-type="float" office:value="433" calcext:value-type="float">
            <text:p>433</text:p>
          </table:table-cell>
          <table:table-cell office:value-type="float" office:value="1516" calcext:value-type="float">
            <text:p>1516</text:p>
          </table:table-cell>
          <table:table-cell office:value-type="float" office:value="11178" calcext:value-type="float">
            <text:p>1117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/home/home/Desktop/programming/c++/dataStructures/tree/BFS/main.cpp</text:p>
          </table:table-cell>
          <table:table-cell office:value-type="float" office:value="392" calcext:value-type="float">
            <text:p>392</text:p>
          </table:table-cell>
          <table:table-cell office:value-type="float" office:value="440" calcext:value-type="float">
            <text:p>440</text:p>
          </table:table-cell>
          <table:table-cell office:value-type="float" office:value="5698" calcext:value-type="float">
            <text:p>569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home/home/Desktop/programming/c++/dataStructures/tree/simpleTree/main1.cpp</text:p>
          </table:table-cell>
          <table:table-cell office:value-type="float" office:value="386" calcext:value-type="float">
            <text:p>386</text:p>
          </table:table-cell>
          <table:table-cell office:value-type="float" office:value="440" calcext:value-type="float">
            <text:p>440</text:p>
          </table:table-cell>
          <table:table-cell office:value-type="float" office:value="4608" calcext:value-type="float">
            <text:p>460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/home/home/Desktop/programming/c++/dataStructures/graph/primAlgorithm/main.cpp</text:p>
          </table:table-cell>
          <table:table-cell office:value-type="float" office:value="346" calcext:value-type="float">
            <text:p>346</text:p>
          </table:table-cell>
          <table:table-cell office:value-type="float" office:value="527" calcext:value-type="float">
            <text:p>527</text:p>
          </table:table-cell>
          <table:table-cell office:value-type="float" office:value="7763" calcext:value-type="float">
            <text:p>776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/home/home/Desktop/programming/c++/dataStructures/tree/tree.cpp</text:p>
          </table:table-cell>
          <table:table-cell office:value-type="float" office:value="328" calcext:value-type="float">
            <text:p>328</text:p>
          </table:table-cell>
          <table:table-cell office:value-type="float" office:value="394" calcext:value-type="float">
            <text:p>394</text:p>
          </table:table-cell>
          <table:table-cell office:value-type="float" office:value="4881" calcext:value-type="float">
            <text:p>488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home/home/Desktop/programming/c++/dataStructures/LinkedList/LinkedList.cpp</text:p>
          </table:table-cell>
          <table:table-cell office:value-type="float" office:value="278" calcext:value-type="float">
            <text:p>278</text:p>
          </table:table-cell>
          <table:table-cell office:value-type="float" office:value="623" calcext:value-type="float">
            <text:p>623</text:p>
          </table:table-cell>
          <table:table-cell office:value-type="float" office:value="6002" calcext:value-type="float">
            <text:p>600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activity/main.cpp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5634" calcext:value-type="float">
            <text:p>563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lasVegas/main.cpp</text:p>
          </table:table-cell>
          <table:table-cell office:value-type="float" office:value="269" calcext:value-type="float">
            <text:p>269</text:p>
          </table:table-cell>
          <table:table-cell office:value-type="float" office:value="528" calcext:value-type="float">
            <text:p>528</text:p>
          </table:table-cell>
          <table:table-cell office:value-type="float" office:value="6910" calcext:value-type="float">
            <text:p>691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knapsack/main.cpp</text:p>
          </table:table-cell>
          <table:table-cell office:value-type="float" office:value="252" calcext:value-type="float">
            <text:p>252</text:p>
          </table:table-cell>
          <table:table-cell office:value-type="float" office:value="557" calcext:value-type="float">
            <text:p>557</text:p>
          </table:table-cell>
          <table:table-cell office:value-type="float" office:value="5400" calcext:value-type="float">
            <text:p>54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/home/home/Desktop/programming/c++/dataStructures/graph/bfsPath/main.cpp</text:p>
          </table:table-cell>
          <table:table-cell office:value-type="float" office:value="244" calcext:value-type="float">
            <text:p>244</text:p>
          </table:table-cell>
          <table:table-cell office:value-type="float" office:value="404" calcext:value-type="float">
            <text:p>404</text:p>
          </table:table-cell>
          <table:table-cell office:value-type="float" office:value="5008" calcext:value-type="float">
            <text:p>500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/home/home/Desktop/programming/c++/dataStructures/graph/isEdgeInGraph/main.cpp</text:p>
          </table:table-cell>
          <table:table-cell office:value-type="float" office:value="205" calcext:value-type="float">
            <text:p>205</text:p>
          </table:table-cell>
          <table:table-cell office:value-type="float" office:value="234" calcext:value-type="float">
            <text:p>234</text:p>
          </table:table-cell>
          <table:table-cell office:value-type="float" office:value="2509" calcext:value-type="float">
            <text:p>250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FibonacciSearcher/fibonacci_search_sorted_array.cpp</text:p>
          </table:table-cell>
          <table:table-cell office:value-type="float" office:value="190" calcext:value-type="float">
            <text:p>190</text:p>
          </table:table-cell>
          <table:table-cell office:value-type="float" office:value="233" calcext:value-type="float">
            <text:p>233</text:p>
          </table:table-cell>
          <table:table-cell office:value-type="float" office:value="2780" calcext:value-type="float">
            <text:p>278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/home/home/Desktop/programming/c++/dataStructures/graph/cycle/main.cpp</text:p>
          </table:table-cell>
          <table:table-cell office:value-type="float" office:value="186" calcext:value-type="float">
            <text:p>186</text:p>
          </table:table-cell>
          <table:table-cell office:value-type="float" office:value="211" calcext:value-type="float">
            <text:p>211</text:p>
          </table:table-cell>
          <table:table-cell office:value-type="float" office:value="2272" calcext:value-type="float">
            <text:p>227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/home/home/Desktop/programming/c++/dataStructures/tree/simpleTree/main.cpp</text:p>
          </table:table-cell>
          <table:table-cell office:value-type="float" office:value="173" calcext:value-type="float">
            <text:p>173</text:p>
          </table:table-cell>
          <table:table-cell office:value-type="float" office:value="223" calcext:value-type="float">
            <text:p>223</text:p>
          </table:table-cell>
          <table:table-cell office:value-type="float" office:value="2065" calcext:value-type="float">
            <text:p>206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/home/home/Desktop/programming/c++/algorithms/recursion/main1.cpp</text:p>
          </table:table-cell>
          <table:table-cell office:value-type="float" office:value="167" calcext:value-type="float">
            <text:p>167</text:p>
          </table:table-cell>
          <table:table-cell office:value-type="float" office:value="371" calcext:value-type="float">
            <text:p>371</text:p>
          </table:table-cell>
          <table:table-cell office:value-type="float" office:value="1773" calcext:value-type="float">
            <text:p>177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home/home/Desktop/programming/c++/dataStructures/graph/countConnectedElements/main.cpp</text:p>
          </table:table-cell>
          <table:table-cell office:value-type="float" office:value="164" calcext:value-type="float">
            <text:p>164</text:p>
          </table:table-cell>
          <table:table-cell office:value-type="float" office:value="201" calcext:value-type="float">
            <text:p>201</text:p>
          </table:table-cell>
          <table:table-cell office:value-type="float" office:value="2101" calcext:value-type="float">
            <text:p>210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/home/home/Desktop/programming/c++/SimpleProgramOpener/main.cpp</text:p>
          </table:table-cell>
          <table:table-cell office:value-type="float" office:value="163" calcext:value-type="float">
            <text:p>163</text:p>
          </table:table-cell>
          <table:table-cell office:value-type="float" office:value="296" calcext:value-type="float">
            <text:p>296</text:p>
          </table:table-cell>
          <table:table-cell office:value-type="float" office:value="2976" calcext:value-type="float">
            <text:p>297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homework/sort_event_odd_row.cpp</text:p>
          </table:table-cell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office:value-type="float" office:value="1408" calcext:value-type="float">
            <text:p>140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/home/home/Desktop/programming/c++/dataStructures/graph/hamiltonCycle/main.cpp</text:p>
          </table:table-cell>
          <table:table-cell office:value-type="float" office:value="146" calcext:value-type="float">
            <text:p>146</text:p>
          </table:table-cell>
          <table:table-cell office:value-type="float" office:value="268" calcext:value-type="float">
            <text:p>268</text:p>
          </table:table-cell>
          <table:table-cell office:value-type="float" office:value="2596" calcext:value-type="float">
            <text:p>259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/home/home/Desktop/programming/c++/algorithms/backtrack/backTrackWorking.cpp</text:p>
          </table:table-cell>
          <table:table-cell office:value-type="float" office:value="141" calcext:value-type="float">
            <text:p>141</text:p>
          </table:table-cell>
          <table:table-cell office:value-type="float" office:value="90" calcext:value-type="float">
            <text:p>90</text:p>
          </table:table-cell>
          <table:table-cell office:value-type="float" office:value="881" calcext:value-type="float">
            <text:p>88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/home/home/Desktop/programming/c++/algorithms/recursion/main2.cpp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741" calcext:value-type="float">
            <text:p>74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/home/home/Desktop/programming/c++/algorithms/backtrack/backTrack.cpp</text:p>
          </table:table-cell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office:value-type="float" office:value="1561" calcext:value-type="float">
            <text:p>156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homework/combine_two_sorted_arrays_in_one.cpp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2351" calcext:value-type="float">
            <text:p>235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/home/home/Desktop/programming/c++/dataStructures/graph/graphColoring/main.cpp</text:p>
          </table:table-cell>
          <table:table-cell office:value-type="float" office:value="133" calcext:value-type="float">
            <text:p>133</text:p>
          </table:table-cell>
          <table:table-cell office:value-type="float" office:value="224" calcext:value-type="float">
            <text:p>224</text:p>
          </table:table-cell>
          <table:table-cell office:value-type="float" office:value="2687" calcext:value-type="float">
            <text:p>2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/home/home/Desktop/programming/c++/algorithms/backtrack/eightQueen/main.cpp</text:p>
          </table:table-cell>
          <table:table-cell office:value-type="float" office:value="126" calcext:value-type="float">
            <text:p>126</text:p>
          </table:table-cell>
          <table:table-cell office:value-type="float" office:value="268" calcext:value-type="float">
            <text:p>268</text:p>
          </table:table-cell>
          <table:table-cell office:value-type="float" office:value="2653" calcext:value-type="float">
            <text:p>265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/home/home/Desktop/programming/c++/algorithms/geneticAlgorithm/main.cpp</text:p>
          </table:table-cell>
          <table:table-cell office:value-type="float" office:value="126" calcext:value-type="float">
            <text:p>126</text:p>
          </table:table-cell>
          <table:table-cell office:value-type="float" office:value="238" calcext:value-type="float">
            <text:p>238</text:p>
          </table:table-cell>
          <table:table-cell office:value-type="float" office:value="4102" calcext:value-type="float">
            <text:p>410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/home/home/Desktop/programming/c++/dataStructures/graph/myGraphTraversal.cpp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147" calcext:value-type="float">
            <text:p>11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/home/home/Desktop/programming/c++/dataStructures/graph/dfs/graphDfsOptimized.cpp</text:p>
          </table:table-cell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  <table:table-cell office:value-type="float" office:value="1524" calcext:value-type="float">
            <text:p>152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/home/home/Desktop/programming/c++/dataStructures/graph/dijkstra/gymPath/generateTheGraphForGym.cpp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office:value-type="float" office:value="1348" calcext:value-type="float">
            <text:p>134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/home/home/Desktop/programming/c++/dataStructures/stack_simple.cpp</text:p>
          </table:table-cell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  <table:table-cell office:value-type="float" office:value="1630" calcext:value-type="float">
            <text:p>16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egymptianFraction/egyptianFractionSecond/main.cpp</text:p>
          </table:table-cell>
          <table:table-cell office:value-type="float" office:value="107" calcext:value-type="float">
            <text:p>107</text:p>
          </table:table-cell>
          <table:table-cell office:value-type="float" office:value="235" calcext:value-type="float">
            <text:p>235</text:p>
          </table:table-cell>
          <table:table-cell office:value-type="float" office:value="3645" calcext:value-type="float">
            <text:p>364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/home/home/Desktop/programming/c++/dataStructures/stack.cpp</text:p>
          </table:table-cell>
          <table:table-cell office:value-type="float" office:value="105" calcext:value-type="float">
            <text:p>105</text:p>
          </table:table-cell>
          <table:table-cell office:value-type="float" office:value="172" calcext:value-type="float">
            <text:p>172</text:p>
          </table:table-cell>
          <table:table-cell office:value-type="float" office:value="1846" calcext:value-type="float">
            <text:p>18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/home/home/Desktop/programming/c++/dataStructures/graph/bfs/graphBfs.cpp</text:p>
          </table:table-cell>
          <table:table-cell office:value-type="float" office:value="105" calcext:value-type="float">
            <text:p>105</text:p>
          </table:table-cell>
          <table:table-cell office:value-type="float" office:value="222" calcext:value-type="float">
            <text:p>222</text:p>
          </table:table-cell>
          <table:table-cell office:value-type="float" office:value="2154" calcext:value-type="float">
            <text:p>215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NumberFinder.h</text:p>
          </table:table-cell>
          <table:table-cell office:value-type="float" office:value="105" calcext:value-type="float">
            <text:p>105</text:p>
          </table:table-cell>
          <table:table-cell office:value-type="float" office:value="241" calcext:value-type="float">
            <text:p>241</text:p>
          </table:table-cell>
          <table:table-cell office:value-type="float" office:value="3098" calcext:value-type="float">
            <text:p>309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/home/home/Desktop/programming/c++/dataStructures/graph/Graph/include/Graph.cpp</text:p>
          </table:table-cell>
          <table:table-cell office:value-type="float" office:value="104" calcext:value-type="float">
            <text:p>104</text:p>
          </table:table-cell>
          <table:table-cell office:value-type="float" office:value="172" calcext:value-type="float">
            <text:p>172</text:p>
          </table:table-cell>
          <table:table-cell office:value-type="float" office:value="2932" calcext:value-type="float">
            <text:p>293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/home/home/Desktop/programming/c++/dataStructures/graph/shortedConnectionInGraph/main.cpp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875" calcext:value-type="float">
            <text:p>87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/home/home/Desktop/programming/c++/dataStructures/graph/dfs/graphDfs.cpp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950" calcext:value-type="float">
            <text:p>9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calculatePiUsingRadndomNumbers/main2.cpp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578" calcext:value-type="float">
            <text:p>57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/home/home/Desktop/programming/c++/dataStructures/graph/shortestConnectionInEdge/main.cpp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761" calcext:value-type="float">
            <text:p>76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hw/isArrayMonotonouseInreasing.cpp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566" calcext:value-type="float">
            <text:p>56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/home/home/Desktop/programming/c++/geeksforgeeks/loops.cpp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715" calcext:value-type="float">
            <text:p>71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hw2.cpp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13" calcext:value-type="float">
            <text:p>9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homework/onUnsortedToSorted.cpp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371" calcext:value-type="float">
            <text:p>37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/home/home/Desktop/programming/c++/dataStructures/graph/weightedGraph/main.cpp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474" calcext:value-type="float">
            <text:p>47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calculatePiUsingRadndomNumbers/main1.cpp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527" calcext:value-type="float">
            <text:p>52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knapsack/main1.cpp</text:p>
          </table:table-cell>
          <table:table-cell office:value-type="float" office:value="73" calcext:value-type="float">
            <text:p>73</text:p>
          </table:table-cell>
          <table:table-cell office:value-type="float" office:value="189" calcext:value-type="float">
            <text:p>189</text:p>
          </table:table-cell>
          <table:table-cell office:value-type="float" office:value="1835" calcext:value-type="float">
            <text:p>183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egymptianFraction/egyptianFractionFirst/main.cpp</text:p>
          </table:table-cell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  <table:table-cell office:value-type="float" office:value="1544" calcext:value-type="float">
            <text:p>154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/home/home/Desktop/programming/c++/dataStructures/graph/eulerCycle/main.cpp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office:value-type="float" office:value="1323" calcext:value-type="float">
            <text:p>132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MergeSorter/include/MergeSorter.cpp</text:p>
          </table:table-cell>
          <table:table-cell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office:value-type="float" office:value="1840" calcext:value-type="float">
            <text:p>184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calculatePiUsingRadndomNumbers/main.cpp</text:p>
          </table:table-cell>
          <table:table-cell office:value-type="float" office:value="64" calcext:value-type="float">
            <text:p>64</text:p>
          </table:table-cell>
          <table:table-cell office:value-type="float" office:value="133" calcext:value-type="float">
            <text:p>133</text:p>
          </table:table-cell>
          <table:table-cell office:value-type="float" office:value="1532" calcext:value-type="float">
            <text:p>153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fibonaci.cpp</text:p>
          </table:table-cell>
          <table:table-cell office:value-type="float" office:value="63" calcext:value-type="float">
            <text:p>63</text:p>
          </table:table-cell>
          <table:table-cell office:value-type="float" office:value="108" calcext:value-type="float">
            <text:p>108</text:p>
          </table:table-cell>
          <table:table-cell office:value-type="float" office:value="991" calcext:value-type="float">
            <text:p>99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factorial.cpp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1143" calcext:value-type="float">
            <text:p>11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CountSorter/include/CountSorter.cpp</text:p>
          </table:table-cell>
          <table:table-cell office:value-type="float" office:value="58" calcext:value-type="float">
            <text:p>58</text:p>
          </table:table-cell>
          <table:table-cell office:value-type="float" office:value="118" calcext:value-type="float">
            <text:p>118</text:p>
          </table:table-cell>
          <table:table-cell office:value-type="float" office:value="2045" calcext:value-type="float">
            <text:p>204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hw/sequentiallyEqualNumbers.cpp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659" calcext:value-type="float">
            <text:p>65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hw1.cpp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96" calcext:value-type="float">
            <text:p>69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home/home/Desktop/programming/c++/missingStudentIds/main.cpp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2422" calcext:value-type="float">
            <text:p>242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/home/home/Desktop/programming/c++/dataStructures/graph/Graph/src/Graph.h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1175" calcext:value-type="float">
            <text:p>11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HeapSorter/include/HeapSorter.cpp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1824" calcext:value-type="float">
            <text:p>182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CombSorter/include/CombSorter.cpp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1490" calcext:value-type="float">
            <text:p>149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lexicograph/lexicographSort.cpp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59" calcext:value-type="float">
            <text:p>35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LinearSearcher/include/LinearSearcher.cpp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float" office:value="1313" calcext:value-type="float">
            <text:p>131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PigeonHoleSorter/include/PigeonSorter.cpp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1308" calcext:value-type="float">
            <text:p>13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coins.cpp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557" calcext:value-type="float">
            <text:p>55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JumpSearcher/include/JumpSearcher.cpp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1126" calcext:value-type="float">
            <text:p>112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BinarySearcher/include/BinarySearcher.cpp</text:p>
          </table:table-cell>
          <table:table-cell office:value-type="float" office:value="47" calcext:value-type="float">
            <text:p>47</text:p>
          </table:table-cell>
          <table:table-cell office:value-type="float" office:value="118" calcext:value-type="float">
            <text:p>118</text:p>
          </table:table-cell>
          <table:table-cell office:value-type="float" office:value="1306" calcext:value-type="float">
            <text:p>130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MergeSorter/src/MergeSorter.h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1378" calcext:value-type="float">
            <text:p>137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gcd.cpp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877" calcext:value-type="float">
            <text:p>87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QuickSorter/include/QuickSorter.cpp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973" calcext:value-type="float">
            <text:p>97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/home/home/Desktop/programming/c++/algorithms/Printer.h</text:p>
          </table:table-cell>
          <table:table-cell office:value-type="float" office:value="42" calcext:value-type="float">
            <text:p>42</text:p>
          </table:table-cell>
          <table:table-cell office:value-type="float" office:value="117" calcext:value-type="float">
            <text:p>117</text:p>
          </table:table-cell>
          <table:table-cell office:value-type="float" office:value="1007" calcext:value-type="float">
            <text:p>100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monteKarlo/main.cpp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801" calcext:value-type="float">
            <text:p>80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/home/home/Desktop/programming/c++/dataStructures/Deque/include/Deque.cpp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825" calcext:value-type="float">
            <text:p>82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hakeSorter/include/ShakeSorter.cpp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1077" calcext:value-type="float">
            <text:p>107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algorithms/numbers/NumberChecker.h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1117" calcext:value-type="float">
            <text:p>111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CountSorter/src/CountSorter.h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952" calcext:value-type="float">
            <text:p>9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homework/ex1.cpp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780" calcext:value-type="float">
            <text:p>78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homework/ex2.cpp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96" calcext:value-type="float">
            <text:p>59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/home/home/Desktop/programming/c++/algorithms/numbers/PerfectNumberChecker/PerfectNumberChecker.cpp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1280" calcext:value-type="float">
            <text:p>128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/home/home/Desktop/programming/c++/dataStructures/Stack/include/Stack.cpp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673" calcext:value-type="float">
            <text:p>6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PigeonHoleSorter/src/PigeonSorter.h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788" calcext:value-type="float">
            <text:p>78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towerOfHanoi.cpp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73" calcext:value-type="float">
            <text:p>47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/home/home/Desktop/programming/c++/dataStructures/graph/bfs/main.cpp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1015" calcext:value-type="float">
            <text:p>10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ShellSorter/include/ShellSorter.cpp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1297" calcext:value-type="float">
            <text:p>129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/home/home/Desktop/programming/c++/geeksforgeeks/recursion.cpp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28" calcext:value-type="float">
            <text:p>4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compareTree.cpp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683" calcext:value-type="float">
            <text:p>68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electionSorter/include/SelectionSorter.cpp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1233" calcext:value-type="float">
            <text:p>123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/home/home/Desktop/programming/c++/dataStructures/Queue/include/Queue.cpp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620" calcext:value-type="float">
            <text:p>6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calculatePiUsingRadndomNumbers/main3.cpp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648" calcext:value-type="float">
            <text:p>64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/home/home/Desktop/programming/c++/algorithms/numbers/PrimeNumberChecker/PrimeNumberChecker.cpp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682" calcext:value-type="float">
            <text:p>68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/home/home/Desktop/programming/c++/MakeFile/SimpleMakeFileTest2/student.h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24" calcext:value-type="float">
            <text:p>2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CombSorter/src/CombSorter.h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739" calcext:value-type="float">
            <text:p>73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NumberSearcher.h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612" calcext:value-type="float">
            <text:p>61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InsertionSorter/src/InsertionSorter.h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554" calcext:value-type="float">
            <text:p>55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HeapSorter/src/HeapSorter.h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593" calcext:value-type="float">
            <text:p>59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BubbleSorter/include/BubbleSorter.cpp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785" calcext:value-type="float">
            <text:p>78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NumberSorter.h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538" calcext:value-type="float">
            <text:p>53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home/home/Desktop/programming/c++/dataStructures/Deque/src/Deque.h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32" calcext:value-type="float">
            <text:p>43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main.cpp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584" calcext:value-type="float">
            <text:p>58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InsertionSorter/include/InsertionSorter.cpp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1021" calcext:value-type="float">
            <text:p>10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MergeSorter/main.cpp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35" calcext:value-type="float">
            <text:p>53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QuickSorter/src/QuickSorter.h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58" calcext:value-type="float">
            <text:p>45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algorithms/ArrayChecker.cpp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537" calcext:value-type="float">
            <text:p>53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/home/home/Desktop/programming/c++/algorithms/numbers/PrimeNumberChecker/PrimeNumberChecker.h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44" calcext:value-type="float">
            <text:p>44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ShellSorter/src/ShellSorter.h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574" calcext:value-type="float">
            <text:p>57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dataStructures/Stack/src/Stack.h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76" calcext:value-type="float">
            <text:p>37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/home/home/Desktop/programming/c++/algorithms/numbers/PerfectNumberChecker/PerfectNumberChecker.h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92" calcext:value-type="float">
            <text:p>49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BinarySearcher/src/BinarySearcher.h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40" calcext:value-type="float">
            <text:p>4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hakeSorter/src/ShakeSorter.h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42" calcext:value-type="float">
            <text:p>44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/home/home/Desktop/programming/c++/dataStructures/Queue/src/Queue.h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69" calcext:value-type="float">
            <text:p>36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JumpSearcher/src/JumpSearcher.h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42" calcext:value-type="float">
            <text:p>44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/home/home/Desktop/programming/c++/dataStructures/graph/bfs/graphBfsOptimized.cpp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LinearSearcher/src/LinearSearcher.h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78" calcext:value-type="float">
            <text:p>4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/home/home/Desktop/programming/c++/exception/exception.cpp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80" calcext:value-type="float">
            <text:p>28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BubbleSorter/src/BubbleSorter.h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23" calcext:value-type="float">
            <text:p>32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electionSorter/src/SelectionSorter.h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hakeSorter/main.cpp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28" calcext:value-type="float">
            <text:p>32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reverseCharInput.cpp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home/home/Desktop/programming/c++/dataStructures/Queue/main.cpp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09" calcext:value-type="float">
            <text:p>30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/home/home/Desktop/programming/c++/algorithms/numbers/NumberSwapper.h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81" calcext:value-type="float">
            <text:p>2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NumberSorter.cpp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76" calcext:value-type="float">
            <text:p>27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/home/home/Desktop/programming/c++/MakeFile/SimpleMakeFileTest2/main.cpp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/home/home/Desktop/programming/c++/algorithms/numbers/NullptrChecker.h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3" calcext:value-type="float">
            <text:p>1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/home/home/Desktop/programming/c++/MakeFile/SimpleMakeFileTest1/main.cpp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/home/home/Desktop/programming/c++/dataStructures/graph/isEdgeInGraph/main1.cpp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/home/home/Desktop/programming/c++/dataStructures/graph/Vertex.h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home/home/Desktop/programming/c++/MakeFile/SimpleMakeFileTest2/student.cp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NumberFinder.cp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</table:table-row>
      </table:table>
      <table:named-expressions/>
      <table:database-ranges>
        <table:database-range table:name="__Anonymous_Sheet_DB__0" table:target-range-address="'cppAndHeaderData-2022-10-27'.A1:'cppAndHeaderData-2022-10-27'.E129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7T21:31:59.565774578</dc:date>
    <meta:editing-duration>PT4M32S</meta:editing-duration>
    <meta:editing-cycles>1</meta:editing-cycles>
    <meta:document-statistic meta:table-count="1" meta:cell-count="645" meta:object-count="1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6.851cm" svg:height="15.415cm" xlink:href=".." xlink:type="simple" chart:class="chart:bar" chart:style-name="ch1">
        <chart:legend chart:legend-position="end" svg:x="84.614cm" svg:y="7.408cm" style:legend-expansion="high" chart:style-name="ch2"/>
        <chart:plot-area chart:style-name="ch3" table:cell-range-address="'cppAndHeaderData-2022-10-27'.A1:'cppAndHeaderData-2022-10-27'.B129" chart:data-source-has-labels="both" svg:x="1.737cm" svg:y="0.308cm" svg:width="81.14cm" svg:height="14.799cm">
          <chart:coordinate-region svg:x="2.544cm" svg:y="0.507cm" svg:width="80.333cm" svg:height="14.401cm"/>
          <chart:axis chart:dimension="x" chart:name="primary-x" chart:style-name="ch4" chartooo:axis-type="auto">
            <chartooo:date-scale/>
            <chart:categories table:cell-range-address="'cppAndHeaderData-2022-10-27'.A2:'cppAndHeaderData-2022-10-27'.A1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pAndHeaderData-2022-10-27'.B2:'cppAndHeaderData-2022-10-27'.B129" chart:label-cell-address="'cppAndHeaderData-2022-10-27'.B1:'cppAndHeaderData-2022-10-27'.B1" chart:class="chart:bar">
            <chart:data-point chart:repeated="1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Lines</text:p>
                <draw:g>
                  <svg:desc>'cppAndHeaderData-2022-10-27'.B1:'cppAndHeaderData-2022-10-27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/home/home/Desktop/programming/c++/dataStructures/graph/kruskalAlgorithm/main.cpp</text:p>
                <draw:g>
                  <svg:desc>'cppAndHeaderData-2022-10-27'.A2:'cppAndHeaderData-2022-10-27'.A129</svg:desc>
                </draw:g>
              </table:table-cell>
              <table:table-cell office:value-type="float" office:value="484">
                <text:p>484</text:p>
                <draw:g>
                  <svg:desc>'cppAndHeaderData-2022-10-27'.B2:'cppAndHeaderData-2022-10-27'.B129</svg:desc>
                </draw:g>
              </table:table-cell>
            </table:table-row>
            <table:table-row>
              <table:table-cell office:value-type="string">
                <text:p>/home/home/Desktop/programming/c++/dataStructures/tree/DFS/main.cpp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/home/home/Desktop/programming/c++/dataStructures/graph/dijkstra/dijkstra.cpp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/home/home/Desktop/programming/c++/dataStructures/tree/BFS/main.cpp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/home/home/Desktop/programming/c++/dataStructures/tree/simpleTree/main1.cpp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/home/home/Desktop/programming/c++/dataStructures/graph/primAlgorithm/main.cpp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/home/home/Desktop/programming/c++/dataStructures/tree/tree.cpp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/home/home/Desktop/programming/c++/dataStructures/LinkedList/LinkedList.cpp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/home/home/Desktop/programming/c++/algorithms/greedyAlgorithms/activity/main.cpp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/home/home/Desktop/programming/c++/algorithms/probabilisticAlgorithms/lasVegas/main.cpp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/home/home/Desktop/programming/c++/algorithms/greedyAlgorithms/knapsack/main.cpp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/home/home/Desktop/programming/c++/dataStructures/graph/bfsPath/main.cpp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/home/home/Desktop/programming/c++/dataStructures/graph/isEdgeInGraph/main.cpp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/home/home/Desktop/programming/c++/algorithms/searchAlgorithms/FibonacciSearcher/fibonacci_search_sorted_array.cpp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/home/home/Desktop/programming/c++/dataStructures/graph/cycle/main.cpp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/home/home/Desktop/programming/c++/dataStructures/tree/simpleTree/main.cpp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/home/home/Desktop/programming/c++/algorithms/recursion/main1.cpp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/home/home/Desktop/programming/c++/dataStructures/graph/countConnectedElements/main.cpp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/home/home/Desktop/programming/c++/SimpleProgramOpener/main.cpp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/home/home/Desktop/programming/c++/algorithms/sortAlgorithms/homework/sort_event_odd_row.cpp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/home/home/Desktop/programming/c++/dataStructures/graph/hamiltonCycle/main.cpp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/home/home/Desktop/programming/c++/algorithms/backtrack/backTrackWorking.cpp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/home/home/Desktop/programming/c++/algorithms/recursion/main2.cpp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/home/home/Desktop/programming/c++/algorithms/backtrack/backTrack.cpp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/home/home/Desktop/programming/c++/algorithms/sortAlgorithms/homework/combine_two_sorted_arrays_in_one.cpp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/home/home/Desktop/programming/c++/dataStructures/graph/graphColoring/main.cpp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/home/home/Desktop/programming/c++/algorithms/backtrack/eightQueen/main.cpp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/home/home/Desktop/programming/c++/algorithms/geneticAlgorithm/main.cpp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/home/home/Desktop/programming/c++/dataStructures/graph/myGraphTraversal.cpp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/home/home/Desktop/programming/c++/dataStructures/graph/dfs/graphDfsOptimized.cpp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/home/home/Desktop/programming/c++/dataStructures/graph/dijkstra/gymPath/generateTheGraphForGym.cpp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/home/home/Desktop/programming/c++/dataStructures/stack_simple.cpp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/home/home/Desktop/programming/c++/algorithms/greedyAlgorithms/egymptianFraction/egyptianFractionSecond/main.cpp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/home/home/Desktop/programming/c++/dataStructures/stack.cpp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/home/home/Desktop/programming/c++/dataStructures/graph/bfs/graphBfs.cpp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/home/home/Desktop/programming/c++/algorithms/searchAlgorithms/NumberFinder.h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/home/home/Desktop/programming/c++/dataStructures/graph/Graph/include/Graph.cpp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/home/home/Desktop/programming/c++/dataStructures/graph/shortedConnectionInGraph/main.cpp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/home/home/Desktop/programming/c++/dataStructures/graph/dfs/graphDfs.cpp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/home/home/Desktop/programming/c++/algorithms/probabilisticAlgorithms/calculatePiUsingRadndomNumbers/main2.cpp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/home/home/Desktop/programming/c++/dataStructures/graph/shortestConnectionInEdge/main.cpp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/home/home/Desktop/programming/c++/algorithms/sortAlgorithms/fastSort/hw/isArrayMonotonouseInreasing.cpp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/home/home/Desktop/programming/c++/geeksforgeeks/loops.cpp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/home/home/Desktop/programming/c++/algorithms/recursion/lect/hw2.cpp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/home/home/Desktop/programming/c++/algorithms/sortAlgorithms/homework/onUnsortedToSorted.cpp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/home/home/Desktop/programming/c++/dataStructures/graph/weightedGraph/main.cpp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/home/home/Desktop/programming/c++/algorithms/probabilisticAlgorithms/calculatePiUsingRadndomNumbers/main1.cpp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/home/home/Desktop/programming/c++/algorithms/greedyAlgorithms/knapsack/main1.cpp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/home/home/Desktop/programming/c++/algorithms/greedyAlgorithms/egymptianFraction/egyptianFractionFirst/main.cpp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/home/home/Desktop/programming/c++/dataStructures/graph/eulerCycle/main.cpp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/home/home/Desktop/programming/c++/algorithms/sortAlgorithms/fastSort/MergeSorter/include/MergeSorter.cpp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/home/home/Desktop/programming/c++/algorithms/probabilisticAlgorithms/calculatePiUsingRadndomNumbers/main.cpp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/home/home/Desktop/programming/c++/algorithms/recursion/lect/fibonaci.cpp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/home/home/Desktop/programming/c++/algorithms/recursion/lect/factorial.cpp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/home/home/Desktop/programming/c++/algorithms/sortAlgorithms/fastSort/CountSorter/include/CountSorter.cpp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/home/home/Desktop/programming/c++/algorithms/sortAlgorithms/fastSort/hw/sequentiallyEqualNumbers.cpp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/home/home/Desktop/programming/c++/algorithms/recursion/lect/hw1.cpp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/home/home/Desktop/programming/c++/missingStudentIds/main.cpp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/home/home/Desktop/programming/c++/dataStructures/graph/Graph/src/Graph.h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/home/home/Desktop/programming/c++/algorithms/sortAlgorithms/fastSort/HeapSorter/include/HeapSorter.cpp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/home/home/Desktop/programming/c++/algorithms/sortAlgorithms/CombSorter/include/CombSorter.cpp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/home/home/Desktop/programming/c++/algorithms/sortAlgorithms/fastSort/lexicograph/lexicographSort.cpp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/home/home/Desktop/programming/c++/algorithms/searchAlgorithms/LinearSearcher/include/LinearSearcher.cpp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/home/home/Desktop/programming/c++/algorithms/sortAlgorithms/fastSort/PigeonHoleSorter/include/PigeonSorter.cpp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/home/home/Desktop/programming/c++/algorithms/greedyAlgorithms/coins.cpp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/home/home/Desktop/programming/c++/algorithms/searchAlgorithms/JumpSearcher/include/JumpSearcher.cpp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/home/home/Desktop/programming/c++/algorithms/searchAlgorithms/BinarySearcher/include/BinarySearcher.cpp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/home/home/Desktop/programming/c++/algorithms/sortAlgorithms/fastSort/MergeSorter/src/MergeSorter.h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/home/home/Desktop/programming/c++/algorithms/recursion/lect/gcd.cpp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/home/home/Desktop/programming/c++/algorithms/sortAlgorithms/fastSort/QuickSorter/include/QuickSorter.cpp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/home/home/Desktop/programming/c++/algorithms/Printer.h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/home/home/Desktop/programming/c++/algorithms/probabilisticAlgorithms/monteKarlo/main.cpp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/home/home/Desktop/programming/c++/dataStructures/Deque/include/Deque.cpp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/home/home/Desktop/programming/c++/algorithms/sortAlgorithms/ShakeSorter/include/ShakeSorter.cpp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/home/home/Desktop/programming/c++/algorithms/numbers/NumberChecker.h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/home/home/Desktop/programming/c++/algorithms/sortAlgorithms/fastSort/CountSorter/src/CountSorter.h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/home/home/Desktop/programming/c++/algorithms/searchAlgorithms/homework/ex1.cpp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/home/home/Desktop/programming/c++/algorithms/searchAlgorithms/homework/ex2.cpp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/home/home/Desktop/programming/c++/algorithms/numbers/PerfectNumberChecker/PerfectNumberChecker.cpp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/home/home/Desktop/programming/c++/dataStructures/Stack/include/Stack.cpp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/home/home/Desktop/programming/c++/algorithms/sortAlgorithms/fastSort/PigeonHoleSorter/src/PigeonSorter.h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/home/home/Desktop/programming/c++/algorithms/recursion/lect/towerOfHanoi.cpp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/home/home/Desktop/programming/c++/dataStructures/graph/bfs/main.cpp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/home/home/Desktop/programming/c++/algorithms/sortAlgorithms/fastSort/ShellSorter/include/ShellSorter.cpp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/home/home/Desktop/programming/c++/geeksforgeeks/recursion.cpp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/home/home/Desktop/programming/c++/algorithms/sortAlgorithms/compareTree.cpp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/home/home/Desktop/programming/c++/algorithms/sortAlgorithms/SelectionSorter/include/SelectionSorter.cpp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/home/home/Desktop/programming/c++/dataStructures/Queue/include/Queue.cpp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/home/home/Desktop/programming/c++/algorithms/probabilisticAlgorithms/calculatePiUsingRadndomNumbers/main3.cpp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/home/home/Desktop/programming/c++/algorithms/numbers/PrimeNumberChecker/PrimeNumberChecker.cpp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/home/home/Desktop/programming/c++/MakeFile/SimpleMakeFileTest2/student.h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/home/home/Desktop/programming/c++/algorithms/sortAlgorithms/CombSorter/src/CombSorter.h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/home/home/Desktop/programming/c++/algorithms/searchAlgorithms/NumberSearcher.h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/home/home/Desktop/programming/c++/algorithms/sortAlgorithms/InsertionSorter/src/InsertionSorter.h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/home/home/Desktop/programming/c++/algorithms/sortAlgorithms/fastSort/HeapSorter/src/HeapSorter.h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/home/home/Desktop/programming/c++/algorithms/sortAlgorithms/BubbleSorter/include/BubbleSorter.cpp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/home/home/Desktop/programming/c++/algorithms/sortAlgorithms/NumberSorter.h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/home/home/Desktop/programming/c++/dataStructures/Deque/src/Deque.h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/home/home/Desktop/programming/c++/algorithms/sortAlgorithms/main.cpp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/home/home/Desktop/programming/c++/algorithms/sortAlgorithms/InsertionSorter/include/InsertionSorter.cpp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/home/home/Desktop/programming/c++/algorithms/sortAlgorithms/fastSort/MergeSorter/main.cpp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/home/home/Desktop/programming/c++/algorithms/sortAlgorithms/fastSort/QuickSorter/src/QuickSorter.h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/home/home/Desktop/programming/c++/algorithms/ArrayChecker.cpp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/home/home/Desktop/programming/c++/algorithms/numbers/PrimeNumberChecker/PrimeNumberChecker.h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/home/home/Desktop/programming/c++/algorithms/sortAlgorithms/fastSort/ShellSorter/src/ShellSorter.h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/home/home/Desktop/programming/c++/dataStructures/Stack/src/Stack.h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/home/home/Desktop/programming/c++/algorithms/numbers/PerfectNumberChecker/PerfectNumberChecker.h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/home/home/Desktop/programming/c++/algorithms/searchAlgorithms/BinarySearcher/src/BinarySearcher.h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/home/home/Desktop/programming/c++/algorithms/sortAlgorithms/ShakeSorter/src/ShakeSorter.h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/home/home/Desktop/programming/c++/dataStructures/Queue/src/Queue.h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/home/home/Desktop/programming/c++/algorithms/searchAlgorithms/JumpSearcher/src/JumpSearcher.h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/home/home/Desktop/programming/c++/dataStructures/graph/bfs/graphBfsOptimized.cpp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/home/home/Desktop/programming/c++/algorithms/searchAlgorithms/LinearSearcher/src/LinearSearcher.h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/home/home/Desktop/programming/c++/exception/exception.cpp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/home/home/Desktop/programming/c++/algorithms/sortAlgorithms/BubbleSorter/src/BubbleSorter.h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/home/home/Desktop/programming/c++/algorithms/sortAlgorithms/SelectionSorter/src/SelectionSorter.h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/home/home/Desktop/programming/c++/algorithms/sortAlgorithms/ShakeSorter/main.cpp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/home/home/Desktop/programming/c++/algorithms/recursion/lect/reverseCharInput.cpp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/home/home/Desktop/programming/c++/dataStructures/Queue/main.cpp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/home/home/Desktop/programming/c++/algorithms/numbers/NumberSwapper.h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/home/home/Desktop/programming/c++/algorithms/sortAlgorithms/NumberSorter.cpp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/home/home/Desktop/programming/c++/MakeFile/SimpleMakeFileTest2/main.cpp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/home/home/Desktop/programming/c++/algorithms/numbers/NullptrChecker.h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/home/home/Desktop/programming/c++/MakeFile/SimpleMakeFileTest1/main.cpp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/home/home/Desktop/programming/c++/dataStructures/graph/isEdgeInGraph/main1.cpp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/home/home/Desktop/programming/c++/dataStructures/graph/Vertex.h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/home/home/Desktop/programming/c++/MakeFile/SimpleMakeFileTest2/student.cpp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/home/home/Desktop/programming/c++/algorithms/searchAlgorithms/NumberFinder.cpp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